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020000038BF00FD96A7BD61D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Sans" svg:font-family="Sans"/>
  </office:font-face-decls>
  <office:automatic-styles>
    <style:style style:name="P1" style:family="paragraph" style:parent-style-name="Standard" style:master-page-name="Page8.311.7Master">
      <style:paragraph-properties style:page-number="auto" fo:break-before="page"/>
    </style:style>
    <style:style style:name="P2" style:family="paragraph" style:parent-style-name="boxSans12000">
      <style:text-properties fo:font-size="10pt" style:font-size-asian="10pt" style:font-size-complex="10pt"/>
    </style:style>
    <style:style style:name="P3" style:family="paragraph" style:parent-style-name="boxSans13000">
      <style:text-properties fo:font-size="10pt" style:font-size-asian="10pt" style:font-size-complex="10pt"/>
    </style:style>
    <style:style style:name="P4" style:family="paragraph" style:parent-style-name="boxSans14.00.00.00">
      <style:text-properties fo:font-size="10pt" style:font-size-asian="10pt" style:font-size-complex="10pt"/>
    </style:style>
    <style:style style:name="P5" style:family="paragraph" style:parent-style-name="boxSans14000">
      <style:text-properties fo:font-size="10pt" style:font-size-asian="10pt" style:font-size-complex="10pt"/>
    </style:style>
    <style:style style:name="P6" style:family="paragraph" style:parent-style-name="boxSans16000">
      <style:text-properties fo:font-size="10pt" style:font-size-asian="10pt" style:font-size-complex="10pt"/>
    </style:style>
    <style:style style:name="fr1" style:family="graphic" style:parent-style-name="FrameStyle">
      <style:graphic-properties style:vertical-pos="from-top" style:vertical-rel="paragraph-content" style:horizontal-pos="from-left" style:horizontal-rel="paragraph-content"/>
    </style:style>
    <style:style style:name="fr2" style:family="graphic" style:parent-style-name="Photo">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Врезка1" text:anchor-type="paragraph" svg:x="0.43cm" svg:y="0cm" svg:width="20.652cm" svg:height="18.318cm" draw:z-index="0"><draw:text-box><text:p text:style-name="P4">частной фирмы. Партнеры могут слить воедино свои денежные капиталы, и обычно их предприятие представляется банкирам менее рискованным. </text:p><text:p text:style-name="P4">Недостатки. Вопреки ожиданиям партнерству зачастую не удается преодолеть несовершенства индивидуального предпринимательства, и даже, наоборот, порой оно порождает такие проблемы, с которыми не сталкивается частная фирма, находящаяся в единоличном владении. </text:p><text:p text:style-name="P4">1. Если в управлении участвует несколько человек, подобное разделение власти может привести.к несогласованной политике или к бездействию, когда требуются решительные действия. Еще хуже, если партнеры расходятся во взглядах по стратегическим вопросам. </text:p><text:p text:style-name="P4">2. Финансовые ресурсы параметров остаются ограниченными, хотя обычно и превосходят возможности индивидуальных частных фирм. Но у трех или четырех партнеров может также не хватить средств для успешного роста их предприятия. </text:p><text:p text:style-name="P4">3. Продолжительность деятельности партнерства непредсказуема. Выход из партнерства или смерть одного из партнеров, как правило, влекут за собой распад и полную реорганизацию фирмы, полное прекращение ее деятельности. </text:p><text:p text:style-name="P4">4. Наконец, неограниченная ответственность досаждает партнерствам точно так же, как и индивидуальным частным фирмам. Фактически каждый партнер несет ответственность за все неудачи предприятия -— не только за результат собственных управленческих решений, но и за последствия действий любого другого партнера. Преуспевающему партнеру приходится рисковать своими деньгами, полагаясь на благоразумие и расчетливость своего менее предприимчивого коллеги.</text:p></draw:text-box></draw:frame><draw:frame draw:style-name="fr1" draw:name="Врезка2" text:anchor-type="paragraph" svg:x="0.43cm" svg:y="18.812cm" svg:width="20.652cm" svg:height="10.906cm" draw:z-index="1"><draw:text-box><text:p text:style-name="P4">Корпорация </text:p><text:p text:style-name="P4">Корпорация — это организационно-правовая форма бизнеса, отличающаяся и отграниченная от конкретных лиц, владеющих ею. Такая структура, получившая от правительства статус «юридического лица», вправе приобретать ресурсы, владеть активами, производить и продавать продукцию, брать в долг предоставлять кредиты, предъявлять иск и выступать в суде ответчиком, а также выполнять все те функции, которые выполняют деловые предприятия любого другого типа. </text:p><text:p text:style-name="P4">Преимущества. Преимущества корпорации определили ведущую роль этой организационной формы бизнеса в современной американской экономике. Хотя корпорации относительно немногочисленны, они отличаются широкими масштабами операций и крупными размерами. Как показывает рис. 5-4, в общей численности деловых предприятий корпорации занимают лишь менее 20%, однако на их долю</text:p></draw:text-box></draw:frame></text:p>
      <text:p text:style-name="P1"><draw:frame draw:style-name="fr1" draw:name="Врезка3" text:anchor-type="paragraph" svg:x="0cm" svg:y="0cm" svg:width="21.082cm" svg:height="29.718cm" draw:z-index="2"><draw:text-box><text:p text:style-name="P6">приходится примерно 90% общего объема продаж предпринимательского сектора. </text:p><text:p text:style-name="P6">1. Корпорация значительно более эффективно по сравнению со всеми другими формами организации бизнеса справляется с задачей привлечения денежного капитала. Как показано в разделе «Последний штрих» этой главы, корпорациям присущ уникальный способ финансирования — посредством продажи акций и облигаций, — который позволяет привлекать сбережения многочисленных домохозяйств. Через рынок ценных бумаг корпорации способны объединять в общий фонд финансовые ресурсы огромного числа людей. </text:p><text:p text:style-name="P6">Финансирование путем продажи ценных бумаг имеет определенные преимущества и с точки зрения их покупателей. Прежде всего домохозяйства в этом случае могут участвовать в деловом предприятии и рассчитывать на определенное денежное вознаграждение; при этом нет необходимости принимать активное участие в управлении предприятием. К тому же у человека появляется возможность распределять риски, приобретая ценные бумаги нескольких корпораций. Наконец, держатели корпоративных ценных бумаг обычно без труда могут избавиться от них, продав другому владельцу. Существующие фондовые биржи облегчают движение ценных бумаг между покупателями и продавцами. Нечего и говорить, что это усиливает готовность людей, имеющих сбережения, приобретать ценные бумаги корпораций. </text:p><text:p text:style-name="P6">Более того, корпорациям обычно легче, нежели другим формам бизнеса, получить доступ к банковскому кредиту. Во-первых, корпорации более належны (с ними сопряжен меньший риск), а во-вторых, они скорее, чем все другие, способны обеспечить банкам прибыльные вклады. </text:p><text:p text:style-name="P6">2. Корпорации обладают также одним явным преимуществом — это ограниченная ответственность. Владельцы корпорации (то есть держатели акций) рискуют только той суммой, которую они заплатили за покупку акций. Их личные активы не ставятся под удар, даже если корпорации угрожает банкротство. Кредиторы могут предъявить иск корпорации как юридическому лицу, но не владельцам корпорации как частным лицам. Ограниченная ответственность заметно облегчает корпорации привлечение денежного капитала. </text:p><text:p text:style-name="P6">3. Благодаря своим преимуществам в привлечении денежного капитала преуспевающей корнорации легче увеличивать объем, расширять масштабы операций и реализовывать выгоды роста. В частности, корпорация способна извлекать преимущества из технологий массового производства, а также из более глубокой специализации в использовании человеческих ресурсов. В то время как управляющий индивидуальной частной фирмой вынужден делить свое время между производством, бухгалтерским �</text:p></draw:text-box></draw:frame></text:p>
      <text:p text:style-name="P1"><draw:frame draw:style-name="fr1" draw:name="Врезка4" text:anchor-type="paragraph" svg:x="0cm" svg:y="0cm" svg:width="20.652cm" svg:height="29.718cm" draw:z-index="3"><draw:text-box><text:p text:style-name="P6">учетом и маркетинговыми функциями, крупная корпорация в состоянии привлечь специализированные кадры в каждую из этих сфер и тем самым достичь большей эффективности. </text:p><text:p text:style-name="P6">4. Будучи юридическим лицом, корпорация существует независимо от ее владельцев и от ее собственных должностных лиц. Индивидуальные фирмы могут внезапно и непредсказуемо погибнуть, а корпорации, по крайней мере юридически, вечны. Передача собственности корпорации через продажу акций не подрывает ее целостность и непрерывность деятельности. Иными словами, корпорации обладают известным постоянством, которого недостает другим формам бизнеса и которое открывает возможности для перспективного планирования и роста. </text:p><text:p text:style-name="P6">Недостатки. Преимущества корпораций огромны и обычно перевешивают их недостатки. Однако такие недостатки все же существуют. </text:p><text:p text:style-name="P6">1. Регистрация устава корпорации сопряжена с бюрократическими процедурами и с расходами на юридические услуги. </text:p><text:p text:style-name="P6">2. С общественной точки зрения в корпоративной форме бизнеса заложены возможности для некоторых злоупотреблений. Так как корпорация является юридическим лицом, некоторым недобросовестным владельцам компаний иногда удается избежать личной ответственности за сомнительные коммерческие операции благодаря возможностям, которые открывает перед ними корпоративная форма организации бизнеса. </text:p><text:p text:style-name="P6">3. Следующий недостаток корпораций состоит в двойном налогообложении корпоративной прибыли. Та часть дохода корпораций, которая выплачивается в виде дивидендов держателям акций, облагается налогом дважды — первый раз как часть прибыли корпорации и второй раз как часть личного дохода владельца акции. </text:p><text:p text:style-name="P6">4. В индивидуальной частной фирме и партнерстве владельцы реальных и финансовых активов сами непосредственно управляют этими активами и контролируют их. Но в крупных корпорациях, собственность которых широко распылена среди десятков или даже сотен тысяч акционеров, происходит разделение функций собственности и управления (контроля). </text:p><text:p text:style-name="P6">Причины этого расхождения кроются в бездеятельности типичного держателя акций. Большинство акционеров не принимают участия в голосовании, аесли они и участвуют в нем, то лишь оносредованно, передавая свои голоса действующим должностным лицам корпорации и тем самым наделяя последних практически безграничными полномочиями и возможностью самостоятельно определять свою судьбу, �</text:p></draw:text-box></draw:frame></text:p>
      <text:p text:style-name="P1"><draw:frame draw:style-name="fr1" draw:name="Врезка5" text:anchor-type="paragraph" svg:x="0.847cm" svg:y="0cm" svg:width="19.459cm" svg:height="29.473cm" draw:z-index="4"><draw:text-box><text:p text:style-name="P5">Разделение функций собственности и управления не вызывает серьезных последствий в том случае, если действия группы, осуществляющей функции управления, отвечают интересам группы собственников корпорации (то есть акционеров). Но интересы двух этих групи далеко не всегда совпадают. К примеру, управляющие, стремясь к власти и почету, сопутствующим контролю над крупным предприятием, могут пойти на невыгодное расширение деятельности фирмы. Или же столкновение интересов может произойти но поводу политики выплаты дивидендов. Какая часть доходов корпорации, оставшаяся после уплаты налогов, будет выплачена в качестве дивидендов, а какую корпорация сохранит за собой в виде нераспределенной прибыли? И при решении этого вопроса должностные лица корпорации могут самостоятельно проголосовать за повышение своих окладов, пенсий, премий и т.п. за счет доходов корпорации, которые в ином случае могли бы быть направлены на выплату более высоких дивидендов. </text:p><text:p text:style-name="P5">И последнее замечание. Многие штаты приняли законы о компаниях с ограниченной ответственностью, с тем чтобы перенести преимущество ограниченной ответственности, присущее корпорациям, на партнерства (товарищества). С точки зрения налогообложения товарищество с ограниченной ответственностью (ТОО) представляет собой обычное партнерство, но в вопросах, связанных с ответственностью, оно приобретает черты корпорации. Как и любое партнерство, ТОО распределяет свой доход непосредственно среди владельцев и инвесторов, и с позиций налогообложения он рассматривается как личный доход. Но, подобно корпорации, ТОО защишает личные активы своих участников от требований кредиторов (то есть от финансовой ответственности). ТОО имеет ограниченную продолжительность жизнедеятельности; как правило, она колеблется в пределах 30—40 лет. (Ключевой вопрос 4.) </text:p><text:p text:style-name="P5">Создавать ли корпорацию? </text:p><text:p text:style-name="P5">Ключевым фактором, определяющим решение о том, принимать ли фирме статус корпорации, является потребность в денежном капитале. Денежный капитал, необходимый для создания и обеспечения деятельности парикмахерской, обувной мастерской или небольшого сувенирного магазинчика, не слишком велик, и в подобном случае можно обойтись без создания корпорации. В противоположность этому современные технологии и значительный стоимостный объем бизнеса настоятельно требуют участия корпораций во многих областях производства. Большинство отраслей обрабатывающей промышленности — автомобильная, сталелитейная, производство металлоконструкций, электрооборудования, электробытовых приборов и тд. — нуждается в �</text:p></draw:text-box></draw:frame></text:p>
      <text:p text:style-name="P1"><draw:frame draw:style-name="fr1" draw:name="Врезка6" text:anchor-type="paragraph" svg:x="0.871cm" svg:y="0cm" svg:width="20.211cm" svg:height="25.241cm" draw:z-index="5"><draw:text-box><text:p text:style-name="P3">весьма крупных денежных ресурсах для осуществления инвестиций в основные и оборотные активы. При таких обстоятельствах нет иного выхода, кроме создания корпорации. </text:p><text:p text:style-name="P3">Большой бизнес </text:p><text:p text:style-name="P3">Вспомним, еще раз взглянув на рис. 5-4, что, хотя корпорации относительно немногочисленны, они служат основным источником продукции в американской экономике. Во многих основных отраслях промышленности преобладают гигантские корпорации, чьи активы и ежегодные объемы продаж достигают миллиардов долларов, количество занятых исчисляется сотнями тысяч рабочих, а ежегодные прибыли после уплаты налогов составляют сотни миллионов долларов. Мы уже упоминали статистические данные, относящиеся к деятельности самой крупной корпорации Америки Сепета! Мо1огз в 1993 г: объем продаж — около 134 млрд дол.; стоимость активов — примерно 188 млрд дол.; численность занятых — около 711 тыс. человек. Примечательно, что в мире существует всего лишь приблизительно 20 стран, чей внутренний продукт превышает ежегодный объем продаж Сенета! Мог! </text:p><text:p text:style-name="P3">В 1993 г ежегодный объем продаж примерно 20 промышленных корпораций превышал 20 млрд дол.; у 47 промышленных фирм этот показатель превышал 10 млрд дол. Тот факт, что корпорации составляют менее 20% всего предпринимательского сектора и при этом производят 90% продукции этого сектора, говорит о доминирующей роли крупных корпораций в американской экономике. </text:p><text:p text:style-name="P3">Но крупные корпорации оказывают разное по степени влияние на различные отрасли. Большой бизнес преобладает в обрабатывающей промышленности и играет заметную роль в транспорте, связи, банковском деле и финансах. Другую крайность представляют собой около 2 млн фермеров, чей суммарный объем продаж в 1993 г. был меньше аналогичного показателя двух крупнейших промышленных корпораций! В промежутке между этими крайностями находится множество разнообразных фирм, действующих в различных областях розничной торговли и сферы услуг, для которых характерны небольшие размеры. Так или иначе на американском деловом ландшафте преобладают крупные корпорации, и есть все основания называть Соединенные Штаты экономикой «большого бизнеса». �</text:p></draw:text-box></draw:frame><draw:frame draw:style-name="fr1" draw:name="Врезка7" text:anchor-type="paragraph" svg:x="0.871cm" svg:y="25.753cm" svg:width="20.211cm" svg:height="3.454cm" draw:z-index="6"><draw:text-box><text:p text:style-name="P6">ЭКОНОМИЧЕСКИЕ ФУНКЦИИ ПРАВИТЕЛЬСТВА Все экономические системы, существующие в ре- </text:p><text:p text:style-name="P6">альном мире, являются «смешанными»: государство и рыночная система делят между собой ответст�</text:p></draw:text-box></draw:frame></text:p>
      <text:p text:style-name="P1"><draw:frame draw:style-name="fr1" draw:name="Врезка8" text:anchor-type="paragraph" svg:x="0.423cm" svg:y="0cm" svg:width="20.234cm" svg:height="8.169cm" draw:z-index="7"><draw:text-box><text:p text:style-name="P3">венность за выбор ответов на пять фундаментальных вопросов. Американская экономика — это экономика по преимуществу рыночная, тем не менее экономическая деятельность правительства и здесь имеет большое значение. В этом разделе мы хотим: 1) определить и проиллюстрировать основные экономические функции государственного сектора; 2) добавить государственный сектор (правительство) к модели кругооборота из главы 2; 3) исследовать основные расходы и источники налоговых поступлений федерального и местных правительств, а также правительств штатов. </text:p><text:p text:style-name="P3">Некоторые экономические функции правительства усиливают и облегчают действие рыночной системы; другие дополняют и модифицируют чистый капитализм. �</text:p></draw:text-box></draw:frame><draw:frame draw:style-name="fr1" draw:name="Врезка9" text:anchor-type="paragraph" svg:x="0.423cm" svg:y="8.908cm" svg:width="15.256cm" svg:height="1.478cm" draw:z-index="8"><draw:text-box><text:p text:style-name="boxSans14000">ПРАВОВАЯ БАЗА И СОЦИАЛЬНАЯ СТРУКТУРА �</text:p></draw:text-box></draw:frame><draw:frame draw:style-name="fr1" draw:name="Врезка10" text:anchor-type="paragraph" svg:x="0cm" svg:y="10.89cm" svg:width="20.659cm" svg:height="18.322cm" draw:z-index="9"><draw:text-box><text:p text:style-name="P5">Правительство обеспечивает правовую базу и специфические услуги, необходимые для эффективной работы рыночной экономики. Правовая база предполагает такие меры, как предоставление законного статуса деловым предприятиям, определение прав частной собственности и гарантирование соблюдения договоров (контрактов). Правительство также устанавливает юридические «правила игры», регулируюшие взаимоотношения фирм, поставщиков ресурсов и потребителей между собой. На основе законодательства правительство может выступать в роли судьи. или арбитра, в экономических отношениях, выявлять случаи нечестной игры и проявлять власть для вынесения соответствующих наказаний. </text:p><text:p text:style-name="P5">К услугам, предоставляемым правительством, относятся деятельность полиции по подпержанию внутреннего порядка, применение системы стандартов для измерения веса и оценки качества продуктов и обеспечение денежной системы, облегчающей обмен товарами и услугами. </text:p><text:p text:style-name="P5">Принятый в 1906 г закон о чистоте пищевых продуктов и медикаментов служит хорошим примером того, как правительство подкрепляет действие рыночной системы. Этот закон устанавливает правила поведения, которым должны подчиняться производители во взаимодействии с потребителями. Он запрещает продажу фальсифицированных и не соответствующих сорту или марке пищевых продуктов и медикаментов, требует обязательного указания на упаковке чистого веса и ингредиентов продукта, вводит стандарты качества, которые должны присутствовать на этикетках консервированных продуктов, и запрещает помещать ложные сведения на этикетки патентованных лекарств. Эти меры призваны предотвратить возможное мошенничество со стороны производителей и укрепить уверен�</text:p></draw:text-box></draw:frame></text:p>
      <text:p text:style-name="P1"><draw:frame draw:style-name="fr1" draw:name="Врезка11" text:anchor-type="paragraph" svg:x="0.875cm" svg:y="0cm" svg:width="20.207cm" svg:height="9.894cm" draw:z-index="10"><draw:text-box><text:p text:style-name="P5">ность общества в надежности рыночной системы. Аналогичное законодательство регулирует взаимоотношения работников с руководством фирм, а также отношения фирм между собой. </text:p><text:p text:style-name="P5">Предполагается, что подобные действия правительства улучшают распределение ресурсов. Обеспечивая рынок средством обращения, гарантируя качество продукции, определяя права собственности и способствуя соблюдению контрактов, правительство увеличивает объем совершаемых торговых сделок. Это расширяет рынки и позволяет добиться большей специализации в использовании материальных и людских ресурсов. А такая специализация означает более эффективное распределение ресурсов. Однако некоторые считают, что правительство чрезмерно вмешивается во взаимоотношения фирм, потребителей и работников, подавляя тем самым экономические стимулы и снижая эффективность производства. �</text:p></draw:text-box></draw:frame><draw:frame draw:style-name="fr1" draw:name="Врезка12" text:anchor-type="paragraph" svg:x="0.875cm" svg:y="10.62cm" svg:width="16.388cm" svg:height="0.767cm" draw:z-index="11"><draw:text-box><text:p text:style-name="boxSans17000">ПОДДЕРЖАНИЕ КОНКУРЕНЦИИ �</text:p></draw:text-box></draw:frame><draw:frame draw:style-name="fr1" draw:name="Врезка13" text:anchor-type="paragraph" svg:x="0.42cm" svg:y="11.88cm" svg:width="20.172cm" svg:height="17.604cm" draw:z-index="12"><draw:text-box><text:p text:style-name="P3">Конкуренция служит основным регулирующим механизмом в капиталистической экономике. Это сила, которая подчиняет производителей и поставщиков ресурсов диктату потребителей. При конкуренции хозяевами являются покупатели, рынок — их агентом, а фирмы — их слугами. </text:p><text:p text:style-name="P3">Совсем иначе обстоят дела в условиях монополии. Монополия возникает в том случае, когда количество продавцов сокращается настолько, что каждый продавец получает возможность влиять на общий объем предложения и, следовательно, на цену продаваемого товара. </text:p><text:p text:style-name="P3">При монополии продавцы в состоянии воздействовать на рынок, или манипулировать им, в собственных интересах за счет общества в целом. Благодаря своей способности влиять на общий объем предложения монополисты получают возможность ограничивать производство определенного продукта, назначать более высокие цены на него, а зачастую и получать постоянную экономическую прибыль. Эти цены и прибыли, превышающие конкретный уровень, прямо противоречат интересам потребителей. Монополисты не подчиняются желаниям и воле общества, как это делают конкурирующие продавцы. В той мере, в какой монополия подавляет конкуренцию, диктат продавцов подавляет диктат потребителей. При мбнополии ресурсы распределяются в интересах продавцов, стремящихся к получению прибыли, а не к удовлетворению интересов общества в целом. Монополия приводит к нерациональному распределению экономических ресурсов. </text:p><text:p text:style-name="P3">В Соединенных Штатах правительство пыталось управлять монополиями главным образом двумя способами. �</text:p></draw:text-box></draw:frame><draw:frame draw:style-name="fr2" draw:name="Изображение1" text:anchor-type="paragraph" svg:x="21.011cm" svg:y="11.88cm" svg:width="0.071cm" svg:height="17.838cm" draw:z-index="13"><draw:image xlink:href="Pictures/10000000000000020000038BF00FD96A7BD61D1B.png" xlink:type="simple" xlink:show="embed" xlink:actuate="onLoad" draw:mime-type="image/png"/></draw:frame></text:p>
      <text:p text:style-name="P1"><draw:frame draw:style-name="fr1" draw:name="Врезка14" text:anchor-type="paragraph" svg:x="0.436cm" svg:y="0cm" svg:width="20.429cm" svg:height="14.848cm" draw:z-index="14"><draw:text-box><text:p text:style-name="P3">1. Регулирование и собственность. В «естественных монополиях», то есть отраслях, где технические и экономические факторы исключают рыночную конкуренцию, правительство создало общественные комиссии для регулирования цен и стандартов качества их услуг. К отраслям, которые в той или иной степени подвергаются такому регулированию, относятся транспорт, связь, электроэнергетика и другие предприятия коммунального хозяйства. А на уровне местных правительств распространена госучарственная собственность на предприятия электроэнергетики и водоснабжения. </text:p><text:p text:style-name="P3">2. Антимонопольные законы. Почти на всех рынках „рфективность производства может быть достигнуга лишь при высоком уровне конкуренции. Поэтому федеральное правительство приняло ряд антимонопольных, или антитрестовских, законов, начииая с Закона Шермана 1890 г, призванных поддеркивать и укреплять конкуренцию как регулятор пеловой активности. </text:p><text:p text:style-name="P3">Даже при наличии правовой базы для капитали‹«ических институтов и в условиях конкуренции все равно сохраняется необходимость в выполнении правительством дополнительных экономических функций. Рыночной экономике присущи определенные недостатки и ограничения, которые вынуждают празительство дополнять и модифицировать ее деятельность. �</text:p></draw:text-box></draw:frame><draw:frame draw:style-name="fr1" draw:name="Врезка15" text:anchor-type="paragraph" svg:x="0.87cm" svg:y="15.339cm" svg:width="19.995cm" svg:height="14.379cm" draw:z-index="15"><draw:text-box><text:p text:style-name="P6">ПЕРЕРАСПРЕДЕЛЕНИЕ ДОХОДОВ </text:p><text:p text:style-name="P6">Рыночная система безлична. И распределение до108 в ней может оказаться значительно более неравным, чем это желательно обществу. Рыночная система обеспечивает очень большие доходы тем, чей труд благодаря унаследованным способностям и приобретенному образованию и квалификации предполагает высокую оплату. Или же тот, кому в результате тяжелого труда или легкого наследования достался ценный капитал и земля, также получает высокие доходы от своей собственности. </text:p><text:p text:style-name="P6">Но другие члены общества обладают меньшими способностями, получили более скромное образование и не накопили и не унаследовали никакой собственности. Поэтому их доходы очень низки. Более того, многие пожилые люди и инвалиды, а гакже неполные семьи (матери-одиночки) получают в рыночной системе очень маленький доход или, подобно безработным, вовсе не получают никакого ‹охода. Другими словами, рыночной системе при‘уще значительное неравенство в распределении денежного дохода (вспомните рис. 5-2), а следовательно, и в распределении совокупного продукта между ‹омохозяйствами. Бедность среди общего изобилия остается одной из основных экономических и политических проблем общества. �</text:p></draw:text-box></draw:frame></text:p>
      <text:p text:style-name="P1"><draw:frame draw:style-name="fr1" draw:name="Врезка16" text:anchor-type="paragraph" svg:x="0.437cm" svg:y="0cm" svg:width="20.1cm" svg:height="16.344cm" draw:z-index="16"><draw:text-box><text:p text:style-name="P5">Роль правительства в сглаживании неравенства доходов проявляется в проведении различных политических курсов и программ. </text:p><text:p text:style-name="P5">1. Трансферты. 7рансфертные платежи обеспечивают экстренную помощь остронуждающимся людям, лищившимся средств к существованию, регулярную поддержку иждивенцам и нетрудоспособным инвалидам, а также пособия по безработице безработным. Программа социального обеспечения и программа бесплатной медицинской помощи Мейсаге служат для оказания финансовой поддержки пенсионерам и пожилым больным. Эти программы перераспределяют доход от государства к тем домохозяйствам, которые в противном случае имели бы очень ограниченные средства к существованию или совсем не имели бы их. </text:p><text:p text:style-name="P5">2. Вмешательство в рынок. Правительство также изменяет распределение доходов путем вмешательства в деятельность рынка, то есть посредством изменения цен, установленных рыночными силами. Ценовая поддержка фермеров и законодательство, определяющее минимальный размер оплаты труда, служат наглядными примерами того, как правительство фиксирует цены с целью повысить доходы определенных групп населения. </text:p><text:p text:style-name="P5">3. Налогообложение. Индивидуальный подоходный налог исторически использовался для того, чтобы изымать у богатых ббльшую долю доходов, чем у бедных. </text:p><text:p text:style-name="P5">ПЕРЕРАСПРЕДЕЛЕНИЕ РЕСУРСОВ �</text:p></draw:text-box></draw:frame><draw:frame draw:style-name="fr1" draw:name="Врезка17" text:anchor-type="paragraph" svg:x="0.437cm" svg:y="16.828cm" svg:width="20.1cm" svg:height="12.148cm" draw:z-index="17"><draw:text-box><text:p text:style-name="P2">Экономисты говорят о резком нарушении функцио нирования рынка в двух случаях: когда конкурент`ная рыночная система: 1) либо производит «неправильные» количества определенных товаров или услуг; 2) либо вообще не способна выделить какие бы то ни было ресурсы для создания определенных товаров или услуг, производство которых экономически оправданно. В первом случае речь идет о «переливе ресурсов», или «побочных (внешних) эффектах», во втором случае — о «государственных», или «социальных», благах. </text:p><text:p text:style-name="P2">Переливы ресурсов, или побочные эффекты </text:p><text:p text:style-name="P2">Идея, согласно которой конкурентные рынки автоматически обеспечивают эффективное использование ресурсов, основана на допущении, что все выгоды и издержки производства и потребления каждого продукта полностью отражаются кривыми рыночного спроса и предложения соответственно. Предполагается, что производству или потреблению любых товаров или услуг не сопутствуют переливы, или побочные эффекты. �</text:p></draw:text-box></draw:frame></text:p>
      <text:p text:style-name="P1"><draw:frame draw:style-name="fr1" draw:name="Врезка18" text:anchor-type="paragraph" svg:x="0cm" svg:y="0.235cm" svg:width="21.01cm" svg:height="28.975cm" draw:z-index="18"><draw:text-box><text:p text:style-name="P5">Перелив происходит, когда некоторые выгоды или издержки производства или потребления товара перемещаются к «третьей стороне», не являющейся непосредственно продавцом или покупателем. Переливы называют также побочными (внешними) эффектами, так как они представляют собой выгоды или издержки, выпадающие на долю «третьей стороны», не имеющей отношения к данной рыночной сделке. </text:p><text:p text:style-name="P5">Издержки перелива. Когда производство или потребление товара порождает некомпенсируемые издержки для третьей стороны, которые называются издержками перелива. Примером издержек перелива может служить загрязнение окружающей среды. Когда химическое предприятие или мясоперерабатывающий завод спускают свои промышленные отходы в озеро или реку, все те, кто в это время купается, ловит рыбу и катается на лодках, не говоря уже о предприятиях водоснабжения, несут издержки перелива. Подобные действия могут создать угрозу здоровью людей и нанести ущерб дикой природе, а то и вовсе разрушить ее. Когда нефтеперерабатывающий завод загрязняет воздух дымом или лакокрасочная фабрика распространяет вокруг себя удушливый запах, то население несет ничем не компенсируемые издержки перелива. Кислотные дожди и глобальное потепление — это издержки перелива, почти ежедневно привлекающие к себе внимание средств массовой информации. </text:p><text:p text:style-name="P5">Каковы же экономические последствия переливов? Вспомним, что издержки лежат ниже кривой предложения фирмы. Когда фирма, загрязняя окружающую среду, переносит часть своих издержек на население, ее кривая предложения оказывается правее, чем когда она несет свои издержки производства полностью. Это приводит к расширению производства и к избыточному выделению ресурсов на производство данного товара. </text:p><text:p text:style-name="P5">Коррекция издержек перелива. Правительство способно корректировать такое избыточное выделение ресурсов двумя способами. Оба призваны иеревести внешние издержки во внутренние, то есть заставить фирму-нарушителя саму нести эти затраты, а не перекладывать их на общество. </text:p><text:p text:style-name="P5">1. Законодательство. В наших примерах загрязнения воды и воздуха самой прямой мерой будет принятие законов, запрещающих или ограничивающих загрязнение. Подобное законодательство принуждает потенциальных загрязнителей брать на себя расходы на надлежащее уничтожение промышленных отходов. Фирмы должны покупать и устанавливать дымоуловители и установки для очистки промышленных стоков. Идея состоит в том, чтобы вынудить потенциальных нарушителей под угрозой судебного преследования нести все затраты, связанные с производством. �</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Sans" svg:font-family="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xSans14.00.00.00" style:family="paragraph">
      <style:paragraph-properties style:line-spacing="0cm" fo:text-align="start" style:justify-single-word="false"/>
      <style:text-properties style:font-name="Sans" fo:font-family="Sans" fo:font-size="14pt" fo:letter-spacing="normal" fo:font-style="normal" fo:font-weight="normal"/>
    </style:style>
    <style:style style:name="boxSans16000" style:family="paragraph">
      <style:paragraph-properties style:line-spacing="0cm" fo:text-align="start" style:justify-single-word="false"/>
      <style:text-properties style:font-name="Sans" fo:font-family="Sans" fo:font-size="16pt" fo:letter-spacing="normal" fo:font-style="normal" fo:font-weight="normal"/>
    </style:style>
    <style:style style:name="boxSans14000" style:family="paragraph">
      <style:paragraph-properties style:line-spacing="0cm" fo:text-align="start" style:justify-single-word="false"/>
      <style:text-properties style:font-name="Sans" fo:font-family="Sans" fo:font-size="14pt" fo:letter-spacing="normal" fo:font-style="normal" fo:font-weight="normal"/>
    </style:style>
    <style:style style:name="boxSans13000" style:family="paragraph">
      <style:paragraph-properties style:line-spacing="0cm" fo:text-align="start" style:justify-single-word="false"/>
      <style:text-properties style:font-name="Sans" fo:font-family="Sans" fo:font-size="13pt" fo:letter-spacing="normal" fo:font-style="normal" fo:font-weight="normal"/>
    </style:style>
    <style:style style:name="boxSans17000" style:family="paragraph">
      <style:paragraph-properties style:line-spacing="0cm" fo:text-align="start" style:justify-single-word="false"/>
      <style:text-properties style:font-name="Sans" fo:font-family="Sans" fo:font-size="17pt" fo:letter-spacing="normal" fo:font-style="normal" fo:font-weight="normal"/>
    </style:style>
    <style:style style:name="boxSans12000" style:family="paragraph">
      <style:paragraph-properties style:line-spacing="0cm" fo:text-align="start" style:justify-single-word="false"/>
      <style:text-properties style:font-name="Sans" fo:font-family="Sans" fo:font-size="12pt" fo:letter-spacing="normal" fo:font-style="normal" fo:font-weight="normal"/>
    </style:style>
    <style:style style:name="Frame_20_contents" style:display-name="Frame contents" style:family="paragraph" style:parent-style-name="Standard" style:class="extra"/>
    <style:style style:name="Photo" style:family="graphic">
      <style:graphic-properties draw:fill="none"/>
    </style:style>
    <style:style style:name="FrameStyle"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82cm" fo:page-height="29.718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Page8.311.7Master"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date>2023-10-18T17:12:04.149870056</dc:date>
    <meta:editing-duration>PT1M42S</meta:editing-duration>
    <meta:editing-cycles>1</meta:editing-cycles>
    <meta:document-statistic meta:table-count="0" meta:image-count="1" meta:object-count="0" meta:page-count="10" meta:paragraph-count="66" meta:word-count="2928" meta:character-count="23803" meta:non-whitespace-character-count="20879"/>
  </office:meta>
</office:document-meta>
</file>